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6.8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module code</text:p>
          </table:table-cell>
          <table:table-cell office:value-type="string" calcext:value-type="string">
            <text:p>threat 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MS_1</text:p>
          </table:table-cell>
          <table:table-cell office:value-type="string" calcext:value-type="string">
            <text:p>G_0_18, G_0_27, G_0_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_1</text:p>
          </table:table-cell>
          <table:table-cell office:value-type="string" calcext:value-type="string">
            <text:p>G_0_14, G_0_16, G_0_18, G_0_19, G_0_22, G_0_25, G_0_26, G_0_27, G_0_29, G_0_38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_2</text:p>
          </table:table-cell>
          <table:table-cell office:value-type="string" calcext:value-type="string">
            <text:p>G_0_14, G_0_16, G_0_17, G_0_19, G_0_22, G_0_27, G_0_29, G_0_32, G_0_33, G_0_36, G_0_37, G_0_38, G_0_41, G_0_42, G_0_44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_3</text:p>
          </table:table-cell>
          <table:table-cell office:value-type="string" calcext:value-type="string">
            <text:p>G_0_14, G_0_15, G_0_19, G_0_24, G_0_29, G_0_30, G_0_31, G_0_32, G_0_36, G_0_37, G_0_38, G_0_42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_4</text:p>
          </table:table-cell>
          <table:table-cell office:value-type="string" calcext:value-type="string">
            <text:p>G_0_14, G_0_15, G_0_16, G_0_18, G_0_22, G_0_23, G_0_25, G_0_29, G_0_30, G_0_31, G_0_32, G_0_36, G_0_37, G_0_44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_5</text:p>
          </table:table-cell>
          <table:table-cell office:value-type="string" calcext:value-type="string">
            <text:p>G_0_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1</text:p>
          </table:table-cell>
          <table:table-cell office:value-type="string" calcext:value-type="string">
            <text:p>G_0_13, G_0_14, G_0_15, G_0_18, G_0_19, G_0_20, G_0_21, G_0_22, G_0_25, G_0_26, G_0_27, G_0_28, G_0_29, G_0_30, G_0_31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2</text:p>
          </table:table-cell>
          <table:table-cell office:value-type="string" calcext:value-type="string">
            <text:p>G_0_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3</text:p>
          </table:table-cell>
          <table:table-cell office:value-type="string" calcext:value-type="string">
            <text:p>G_0_1, G_0_2, G_0_16, G_0_18, G_0_19, G_0_22, G_0_29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6</text:p>
          </table:table-cell>
          <table:table-cell office:value-type="string" calcext:value-type="string">
            <text:p>G_0_16, G_0_18, G_0_19, G_0_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7</text:p>
          </table:table-cell>
          <table:table-cell office:value-type="string" calcext:value-type="string">
            <text:p>G_0_14, G_0_15, G_0_16, G_0_17, G_0_18, G_0_19, G_0_20, G_0_29, G_0_30, G_0_31, G_0_35, G_0_36, G_0_39, G_0_42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8</text:p>
          </table:table-cell>
          <table:table-cell office:value-type="string" calcext:value-type="string">
            <text:p>G_0_14, G_0_15, G_0_18, G_0_19, G_0_20, G_0_22, G_0_23, G_0_25, G_0_28, G_0_29, G_0_30, G_0_31, G_0_32, G_0_39, G_0_40, G_0_41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9</text:p>
          </table:table-cell>
          <table:table-cell office:value-type="string" calcext:value-type="string">
            <text:p>G_0_14, G_0_18, G_0_19, G_0_22, G_0_25, G_0_29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_10</text:p>
          </table:table-cell>
          <table:table-cell office:value-type="string" calcext:value-type="string">
            <text:p>G_0_18, G_0_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2</text:p>
          </table:table-cell>
          <table:table-cell office:value-type="string" calcext:value-type="string">
            <text:p>G_0_14, G_0_16, G_0_21, G_0_22, G_0_27, G_0_29, G_0_30, G_0_31, G_0_32, G_0_33, G_0_35, G_0_37, G_0_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3</text:p>
          </table:table-cell>
          <table:table-cell office:value-type="string" calcext:value-type="string">
            <text:p>G_0_18, G_0_19, G_0_20, G_0_23, G_0_25, G_0_26, G_0_27, G_0_28, G_0_39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4</text:p>
          </table:table-cell>
          <table:table-cell office:value-type="string" calcext:value-type="string">
            <text:p>G_0_14, G_0_19, G_0_23, G_0_32, G_0_36, G_0_39, G_0_42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5</text:p>
          </table:table-cell>
          <table:table-cell office:value-type="string" calcext:value-type="string">
            <text:p>G_0_9, G_0_14, G_0_15, G_0_18, G_0_19, G_0_22, G_0_25, G_0_26, G_0_27, G_0_29, G_0_32, G_0_37, G_0_38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6</text:p>
          </table:table-cell>
          <table:table-cell office:value-type="string" calcext:value-type="string">
            <text:p>G_0_14, G_0_18, G_0_19, G_0_25, G_0_26, G_0_27, G_0_28, G_0_32, G_0_38, G_0_41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1_7</text:p>
          </table:table-cell>
          <table:table-cell office:value-type="string" calcext:value-type="string">
            <text:p>G_0_9, G_0_15, G_0_18, G_0_19, G_0_21, G_0_22, G_0_23, G_0_25, G_0_26, G_0_27, G_0_29, G_0_30, G_0_31, G_0_32, G_0_37, G_0_43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2_2</text:p>
          </table:table-cell>
          <table:table-cell office:value-type="string" calcext:value-type="string">
            <text:p>G_0_2, G_0_4, G_0_14, G_0_18, G_0_19, G_0_22, G_0_25, G_0_26, G_0_28, G_0_29, G_0_30, G_0_31, G_0_37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2_4</text:p>
          </table:table-cell>
          <table:table-cell office:value-type="string" calcext:value-type="string">
            <text:p>G_0_14, G_0_18, G_0_19, G_0_21, G_0_22, G_0_23, G_0_24, G_0_25, G_0_30, G_0_31, G_0_32, G_0_33, G_0_40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2_5</text:p>
          </table:table-cell>
          <table:table-cell office:value-type="string" calcext:value-type="string">
            <text:p>G_0_14, G_0_18, G_0_19, G_0_20, G_0_21, G_0_22, G_0_25, G_0_30, G_0_31, G_0_37, G_0_39, G_0_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1_2_6</text:p>
          </table:table-cell>
          <table:table-cell office:value-type="string" calcext:value-type="string">
            <text:p>G_0_18, G_0_19, G_0_20, G_0_22, G_0_25, G_0_27, G_0_29, G_0_30, G_0_40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2_1</text:p>
          </table:table-cell>
          <table:table-cell office:value-type="string" calcext:value-type="string">
            <text:p>G_0_11, G_0_14, G_0_15, G_0_17, G_0_18, G_0_19, G_0_22, G_0_25, G_0_29, G_0_35, G_0_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2_2</text:p>
          </table:table-cell>
          <table:table-cell office:value-type="string" calcext:value-type="string">
            <text:p>G_0_9, G_0_11, G_0_14, G_0_15, G_0_18, G_0_19, G_0_25, G_0_26, G_0_29, G_0_30, G_0_31, G_0_32, G_0_35, G_0_36, G_0_41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S_3_1</text:p>
          </table:table-cell>
          <table:table-cell office:value-type="string" calcext:value-type="string">
            <text:p>G_0_9, G_0_14, G_0_17, G_0_18, G_0_19, G_0_22, G_0_25, G_0_30, G_0_33, G_0_38, G_0_41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1</text:p>
          </table:table-cell>
          <table:table-cell office:value-type="string" calcext:value-type="string">
            <text:p>G_0_18, G_0_21, G_0_22, G_0_23, G_0_25, G_0_26, G_0_27, G_0_29, G_0_30, G_0_31, G_0_32, G_0_33, G_0_37, G_0_38, G_0_39, G_0_40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2_1</text:p>
          </table:table-cell>
          <table:table-cell office:value-type="string" calcext:value-type="string">
            <text:p>G_0_11, G_0_18, G_0_19, G_0_20, G_0_22, G_0_25, G_0_27, G_0_29, G_0_30, G_0_32, G_0_3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2_2</text:p>
          </table:table-cell>
          <table:table-cell office:value-type="string" calcext:value-type="string">
            <text:p>G_0_17, G_0_20, G_0_22, G_0_25, G_0_27, G_0_29, G_0_31, G_0_37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2_3</text:p>
          </table:table-cell>
          <table:table-cell office:value-type="string" calcext:value-type="string">
            <text:p>G_0_14, G_0_15, G_0_16, G_0_18, G_0_19, G_0_20, G_0_21, G_0_22, G_0_23, G_0_24, G_0_28, G_0_29, G_0_31, G_0_32, G_0_39, G_0_40, G_0_41, G_0_42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3_1</text:p>
          </table:table-cell>
          <table:table-cell office:value-type="string" calcext:value-type="string">
            <text:p>G_0_18, G_0_19, G_0_27, G_0_29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3_2</text:p>
          </table:table-cell>
          <table:table-cell office:value-type="string" calcext:value-type="string">
            <text:p>G_0_18, G_0_19, G_0_27, G_0_29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_4</text:p>
          </table:table-cell>
          <table:table-cell office:value-type="string" calcext:value-type="string">
            <text:p>G_0_11, G_0_18, G_0_19, G_0_27, G_0_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1_1</text:p>
          </table:table-cell>
          <table:table-cell office:value-type="string" calcext:value-type="string">
            <text:p>G_0_18, G_0_19, G_0_20, G_0_21, G_0_22, G_0_28, G_0_29, G_0_37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1_2</text:p>
          </table:table-cell>
          <table:table-cell office:value-type="string" calcext:value-type="string">
            <text:p>G_0_14, G_0_15, G_0_18, G_0_19, G_0_22, G_0_23, G_0_26, G_0_28, G_0_30, G_0_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1_4</text:p>
          </table:table-cell>
          <table:table-cell office:value-type="string" calcext:value-type="string">
            <text:p>G_0_9, G_0_14, G_0_15, G_0_16, G_0_17, G_0_18, G_0_19, G_0_20, G_0_21, G_0_23, G_0_25, G_0_26, G_0_28, G_0_31, G_0_32, G_0_36, G_0_38, G_0_39, G_0_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2_1</text:p>
          </table:table-cell>
          <table:table-cell office:value-type="string" calcext:value-type="string">
            <text:p>G_0_11, G_0_14, G_0_15, G_0_18, G_0_19, G_0_21, G_0_22, G_0_23, G_0_25, G_0_26, G_0_27, G_0_28, G_0_29, G_0_30, G_0_31, G_0_32, G_0_36, G_0_37, G_0_38, G_0_39, G_0_40, G_0_42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2_2</text:p>
          </table:table-cell>
          <table:table-cell office:value-type="string" calcext:value-type="string">
            <text:p>G_0_11, G_0_14, G_0_15, G_0_18, G_0_19, G_0_21, G_0_22, G_0_23, G_0_25, G_0_26, G_0_27, G_0_28, G_0_29, G_0_30, G_0_31, G_0_32, G_0_36, G_0_37, G_0_38, G_0_39, G_0_40, G_0_42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2_3</text:p>
          </table:table-cell>
          <table:table-cell office:value-type="string" calcext:value-type="string">
            <text:p>G_0_11, G_0_15, G_0_22, G_0_23, G_0_25, G_0_26, G_0_27, G_0_29, G_0_30, G_0_38, G_0_43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3_1</text:p>
          </table:table-cell>
          <table:table-cell office:value-type="string" calcext:value-type="string">
            <text:p>G_0_14, G_0_15, G_0_18, G_0_19, G_0_23, G_0_28, G_0_30, G_0_31, G_0_43, G_0_46, G_0_36, G_0_43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3_2</text:p>
          </table:table-cell>
          <table:table-cell office:value-type="string" calcext:value-type="string">
            <text:p>G_0_11, G_0_15, G_0_18, G_0_19, G_0_21, G_0_22, G_0_23, G_0_25, G_0_26, G_0_27, G_0_29, G_0_30, G_0_31, G_0_39, G_0_40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3_3</text:p>
          </table:table-cell>
          <table:table-cell office:value-type="string" calcext:value-type="string">
            <text:p>G_0_14, G_0_18, G_0_19, G_0_25, G_0_26, G_0_27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3_4</text:p>
          </table:table-cell>
          <table:table-cell office:value-type="string" calcext:value-type="string">
            <text:p>G_0_15, G_0_18, G_0_19, G_0_20, G_0_23, G_0_27, G_0_28, G_0_30, G_0_31, G_0_32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3_6</text:p>
          </table:table-cell>
          <table:table-cell office:value-type="string" calcext:value-type="string">
            <text:p>G_0_9, G_0_18, G_0_19, G_0_20, G_0_22, G_0_25, G_0_26, G_0_27, G_0_29, G_0_30, G_0_31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4_2</text:p>
          </table:table-cell>
          <table:table-cell office:value-type="string" calcext:value-type="string">
            <text:p>G_0_14, G_0_21, G_0_22, G_0_23, G_0_25, G_0_28, G_0_30, G_0_31, G_0_32, G_0_39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4_3</text:p>
          </table:table-cell>
          <table:table-cell office:value-type="string" calcext:value-type="string">
            <text:p>G_0_14, G_0_15, G_0_18, G_0_19, G_0_21, G_0_22, G_0_23, G_0_25, G_0_26, G_0_27, G_0_30, G_0_31, G_0_39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4_4</text:p>
          </table:table-cell>
          <table:table-cell office:value-type="string" calcext:value-type="string">
            <text:p>G_0_14, G_0_19, G_0_20, G_0_21, G_0_23, G_0_25, G_0_27, G_0_28, G_0_30, G_0_37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4_6</text:p>
          </table:table-cell>
          <table:table-cell office:value-type="string" calcext:value-type="string">
            <text:p>G_0_14, G_0_16, G_0_19, G_0_22, G_0_28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5_2</text:p>
          </table:table-cell>
          <table:table-cell office:value-type="string" calcext:value-type="string">
            <text:p>G_0_15, G_0_18, G_0_19, G_0_22, G_0_25, G_0_26, G_0_27, G_0_30, G_0_31, G_0_36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5_3</text:p>
          </table:table-cell>
          <table:table-cell office:value-type="string" calcext:value-type="string">
            <text:p>G_0_15, G_0_18, G_0_19, G_0_25, G_0_29, G_0_30, G_0_33, G_0_36, G_0_39, G_0_40, G_0_42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6</text:p>
          </table:table-cell>
          <table:table-cell office:value-type="string" calcext:value-type="string">
            <text:p>G_0_18, G_0_19, G_0_20, G_0_22, G_0_25, G_0_27, G_0_28, G_0_29, G_0_31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_7</text:p>
          </table:table-cell>
          <table:table-cell office:value-type="string" calcext:value-type="string">
            <text:p>G_0_18, G_0_19, G_0_22, G_0_27, G_0_28, G_0_29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1</text:p>
          </table:table-cell>
          <table:table-cell office:value-type="string" calcext:value-type="string">
            <text:p>G_0_8, G_0_14, G_0_16, G_0_18, G_0_19, G_0_20, G_0_21, G_0_22, G_0_23, G_0_25, G_0_26, G_0_27, G_0_28, G_0_30, G_0_31, G_0_32, G_0_37, G_0_39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2_2</text:p>
          </table:table-cell>
          <table:table-cell office:value-type="string" calcext:value-type="string">
            <text:p>G_0_14, G_0_15, G_0_18, G_0_19, G_0_20, G_0_21, G_0_22, G_0_23, G_0_25, G_0_26, G_0_27, G_0_28, G_0_29, G_0_30, G_0_31, G_0_32, G_0_33, G_0_36, G_0_37, G_0_38, G_0_39, G_0_40, G_0_41, G_0_42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3</text:p>
          </table:table-cell>
          <table:table-cell office:value-type="string" calcext:value-type="string">
            <text:p>G_0_14, G_0_20, G_0_21, G_0_22, G_0_23, G_0_25, G_0_28, G_0_30, G_0_31, G_0_32, G_0_39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5</text:p>
          </table:table-cell>
          <table:table-cell office:value-type="string" calcext:value-type="string">
            <text:p>G_0_15, G_0_18, G_0_19, G_0_20, G_0_21, G_0_22, G_0_23, G_0_25, G_0_26, G_0_27, G_0_29, G_0_30, G_0_32, G_0_37, G_0_40, G_0_43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6</text:p>
          </table:table-cell>
          <table:table-cell office:value-type="string" calcext:value-type="string">
            <text:p>G_0_14, G_0_18, G_0_19, G_0_20, G_0_21, G_0_22, G_0_23, G_0_24, G_0_25, G_0_27, G_0_28, G_0_30, G_0_31, G_0_32, G_0_37, G_0_39, G_0_40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7</text:p>
          </table:table-cell>
          <table:table-cell office:value-type="string" calcext:value-type="string">
            <text:p>G_0_14, G_0_18, G_0_19, G_0_20, G_0_21, G_0_22, G_0_23, G_0_25, G_0_26, G_0_27, G_0_28, G_0_30, G_0_31, G_0_32, G_0_33, G_0_36, G_0_37, G_0_39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1_8</text:p>
          </table:table-cell>
          <table:table-cell office:value-type="string" calcext:value-type="string">
            <text:p>G_0_2, G_0_8, G_0_11, G_0_15, G_0_16, G_0_18, G_0_19, G_0_22, G_0_23, G_0_25, G_0_26, G_0_27, G_0_28, G_0_29, G_0_30, G_0_44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2_1</text:p>
          </table:table-cell>
          <table:table-cell office:value-type="string" calcext:value-type="string">
            <text:p>G_0_14, G_0_15, G_0_19, G_0_20, G_0_21, G_0_22, G_0_23, G_0_25, G_0_26, G_0_28, G_0_30, G_0_31, G_0_36, G_0_39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2_2_2</text:p>
          </table:table-cell>
          <table:table-cell office:value-type="string" calcext:value-type="string">
            <text:p>G_0_16, G_0_18, G_0_19, G_0_22, G_0_23, G_0_25, G_0_28, G_0_29, G_0_30, G_0_31, G_0_32, G_0_36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2_2_3</text:p>
          </table:table-cell>
          <table:table-cell office:value-type="string" calcext:value-type="string">
            <text:p>G_0_14, G_0_15, G_0_18, G_0_19, G_0_21, G_0_22, G_0_23, G_0_28, G_0_29, G_0_30, G_0_36, G_0_37, G_0_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2_3</text:p>
          </table:table-cell>
          <table:table-cell office:value-type="string" calcext:value-type="string">
            <text:p>G_0_19, G_0_20, G_0_21, G_0_22, G_0_23, G_0_25, G_0_28, G_0_30, G_0_31, G_0_32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2_4</text:p>
          </table:table-cell>
          <table:table-cell office:value-type="string" calcext:value-type="string">
            <text:p>G_0_14, G_0_16, G_0_17, G_0_18, G_0_19, G_0_21, G_0_23, G_0_28, G_0_29, G_0_30, G_0_31, G_0_32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1</text:p>
          </table:table-cell>
          <table:table-cell office:value-type="string" calcext:value-type="string">
            <text:p>G_0_4, G_0_14, G_0_16, G_0_17, G_0_18, G_0_19, G_0_22, G_0_31, G_0_39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2_1</text:p>
          </table:table-cell>
          <table:table-cell office:value-type="string" calcext:value-type="string">
            <text:p>G_0_14, G_0_15, G_0_16, G_0_17, G_0_18, G_0_19, G_0_20, G_0_22, G_0_23, G_0_28, G_0_30, G_0_31, G_0_36, G_0_38, G_0_39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2_2</text:p>
          </table:table-cell>
          <table:table-cell office:value-type="string" calcext:value-type="string">
            <text:p>G_0_11, G_0_13, G_0_14, G_0_15, G_0_16, G_0_17, G_0_18, G_0_19, G_0_21, G_0_22, G_0_23, G_0_24, G_0_25, G_0_28, G_0_29, G_0_30, G_0_31, G_0_32, G_0_36, G_0_37, G_0_38, G_0_39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2_3</text:p>
          </table:table-cell>
          <table:table-cell office:value-type="string" calcext:value-type="string">
            <text:p>G_0_9, G_0_11, G_0_14, G_0_16, G_0_19, G_0_21, G_0_22, G_0_23, G_0_25, G_0_26, G_0_27, G_0_28, G_0_29, G_0_30, G_0_32, G_0_35, G_0_36, G_0_37, G_0_38, G_0_39, G_0_41, G_0_42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2_4</text:p>
          </table:table-cell>
          <table:table-cell office:value-type="string" calcext:value-type="string">
            <text:p>G_0_14, G_0_21, G_0_30, G_0_32, G_0_38, G_0_41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3_3</text:p>
          </table:table-cell>
          <table:table-cell office:value-type="string" calcext:value-type="string">
            <text:p>G_0_14, G_0_15, G_0_16, G_0_17, G_0_19, G_0_22, G_0_23, G_0_25, G_0_27, G_0_29, G_0_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4_1</text:p>
          </table:table-cell>
          <table:table-cell office:value-type="string" calcext:value-type="string">
            <text:p>G_0_15, G_0_16, G_0_18, G_0_19, G_0_21, G_0_22, G_0_23, G_0_25, G_0_30, G_0_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4_3</text:p>
          </table:table-cell>
          <table:table-cell office:value-type="string" calcext:value-type="string">
            <text:p>G_0_4, G_0_15, G_0_18, G_0_19, G_0_20, G_0_21, G_0_22, G_0_23, G_0_24, G_0_25, G_0_26, G_0_28, G_0_29, G_0_30, G_0_31, G_0_37, G_0_39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4_4</text:p>
          </table:table-cell>
          <table:table-cell office:value-type="string" calcext:value-type="string">
            <text:p>G_0_2, G_0_4, G_0_8, G_0_9, G_0_14, G_0_16, G_0_18, G_0_19, G_0_20, G_0_21, G_0_23, G_0_24, G_0_25, G_0_26, G_0_28, G_0_29, G_0_30, G_0_38, G_0_39, G_0_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_4_5</text:p>
          </table:table-cell>
          <table:table-cell office:value-type="string" calcext:value-type="string">
            <text:p>G_0_2, G_0_4, G_0_14, G_0_16, G_0_17, G_0_19, G_0_20, G_0_21, G_0_22, G_0_23, G_0_29, G_0_39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1</text:p>
          </table:table-cell>
          <table:table-cell office:value-type="string" calcext:value-type="string">
            <text:p>G_0_5, G_0_6, G_0_9, G_0_11, G_0_14, G_0_15, G_0_17, G_0_18, G_0_19, G_0_20, G_0_21, G_0_22, G_0_23, G_0_25, G_0_28, G_0_29, G_0_30, G_0_32, G_0_36, G_0_37, G_0_39, G_0_41, G_0_42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2_1</text:p>
          </table:table-cell>
          <table:table-cell office:value-type="string" calcext:value-type="string">
            <text:p>G_0_2, G_0_4, G_0_8, G_0_9, G_0_10, G_0_12, G_0_14, G_0_15, G_0_19, G_0_21, G_0_22, G_0_23, G_0_25, G_0_28, G_0_30, G_0_31, G_0_32, G_0_37, G_0_39, G_0_40, G_0_41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2_2</text:p>
          </table:table-cell>
          <table:table-cell office:value-type="string" calcext:value-type="string">
            <text:p>G_0_21, G_0_22, G_0_23, G_0_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2_3</text:p>
          </table:table-cell>
          <table:table-cell office:value-type="string" calcext:value-type="string">
            <text:p>G_0_14, G_0_18, G_0_21, G_0_23, G_0_28, G_0_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2_4</text:p>
          </table:table-cell>
          <table:table-cell office:value-type="string" calcext:value-type="string">
            <text:p>G_0_11, G_0_14, G_0_18, G_0_21, G_0_22, G_0_30, G_0_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2_7</text:p>
          </table:table-cell>
          <table:table-cell office:value-type="string" calcext:value-type="string">
            <text:p>G_0_5, G_0_6, G_0_9, G_0_11, G_0_14, G_0_15, G_0_18, G_0_19, G_0_20, G_0_21, G_0_23, G_0_28, G_0_29, G_0_30, G_0_32, G_0_36, G_0_37, G_0_39, G_0_41, G_0_42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_3_2</text:p>
          </table:table-cell>
          <table:table-cell office:value-type="string" calcext:value-type="string">
            <text:p>G_0_18, G_0_20, G_0_23, G_0_24, G_0_25, G_0_27, G_0_28, G_0_30, G_0_31, G_0_32, G_0_33, G_0_37, G_0_39, G_0_40, G_0_41, G_0_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1_1</text:p>
          </table:table-cell>
          <table:table-cell office:value-type="string" calcext:value-type="string">
            <text:p>G_0_9, G_0_11, G_0_15, G_0_18, G_0_19, G_0_22, G_0_23, G_0_25, G_0_27, G_0_29, G_0_30, G_0_40, G_0_43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1_2</text:p>
          </table:table-cell>
          <table:table-cell office:value-type="string" calcext:value-type="string">
            <text:p>G_0_15, G_0_18, G_0_19, G_0_22, G_0_23, G_0_25, G_0_26, G_0_27, G_0_29, G_0_30, G_0_31, G_0_32, G_0_35, G_0_37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2_1</text:p>
          </table:table-cell>
          <table:table-cell office:value-type="string" calcext:value-type="string">
            <text:p>G_0_9, G_0_15, G_0_16, G_0_18, G_0_23, G_0_24, G_0_25, G_0_30, G_0_31, G_0_40, G_0_43, G_0_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2_2</text:p>
          </table:table-cell>
          <table:table-cell office:value-type="string" calcext:value-type="string">
            <text:p>G_0_15, G_0_18, G_0_23, G_0_31, G_0_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3_1</text:p>
          </table:table-cell>
          <table:table-cell office:value-type="string" calcext:value-type="string">
            <text:p>G_0_9, G_0_11, G_0_14, G_0_15, G_0_18, G_0_19, G_0_20, G_0_21, G_0_22, G_0_23, G_0_25, G_0_26, G_0_27, G_0_29, G_0_30, G_0_31, G_0_32, G_0_36, G_0_37, G_0_38, G_0_40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3_2</text:p>
          </table:table-cell>
          <table:table-cell office:value-type="string" calcext:value-type="string">
            <text:p>G_0_8, G_0_9, G_0_14, G_0_18, G_0_19, G_0_20, G_0_21, G_0_22, G_0_23, G_0_25, G_0_26, G_0_27, G_0_29, G_0_30, G_0_31, G_0_39, G_0_40, G_0_41, G_0_43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3_3</text:p>
          </table:table-cell>
          <table:table-cell office:value-type="string" calcext:value-type="string">
            <text:p>G_0_9, G_0_11, G_0_14, G_0_18, G_0_19, G_0_22, G_0_23, G_0_28, G_0_32, G_0_40, G_0_43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4_1</text:p>
          </table:table-cell>
          <table:table-cell office:value-type="string" calcext:value-type="string">
            <text:p>G_0_9, G_0_11, G_0_14, G_0_15, G_0_18, G_0_19, G_0_21, G_0_25, G_0_26, G_0_30, G_0_31, G_0_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4_2</text:p>
          </table:table-cell>
          <table:table-cell office:value-type="string" calcext:value-type="string">
            <text:p>G_0_9, G_0_15, G_0_18, G_0_19, G_0_20, G_0_21, G_0_23, G_0_26, G_0_27, G_0_28, G_0_30, G_0_31, G_0_32, G_0_40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_4_3</text:p>
          </table:table-cell>
          <table:table-cell office:value-type="string" calcext:value-type="string">
            <text:p>G_0_2, G_0_4, G_0_8, G_0_14, G_0_16, G_0_18, G_0_19, G_0_22, G_0_27, G_0_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</text:p>
          </table:table-cell>
          <table:table-cell office:value-type="string" calcext:value-type="string">
            <text:p>G_0_1, G_0_2, G_0_3, G_0_4, G_0_5, G_0_6, G_0_7, G_0_8, G_0_10, G_0_16, G_0_18, G_0_29, G_0_34, G_0_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2_</text:p>
          </table:table-cell>
          <table:table-cell office:value-type="string" calcext:value-type="string">
            <text:p>G_0_1, G_0_2, G_0_3, G_0_4, G_0_6, G_0_7, G_0_8, G_0_10, G_0_11, G_0_15, G_0_16, G_0_24, G_0_25, G_0_26, G_0_29, G_0_30, G_0_31, G_0_32, G_0_34, G_0_41, G_0_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5</text:p>
          </table:table-cell>
          <table:table-cell office:value-type="string" calcext:value-type="string">
            <text:p>G_0_1, G_0_2, G_0_3, G_0_4, G_0_5, G_0_8, G_0_10, G_0_11, G_0_18, G_0_24, G_0_25, G_0_26, G_0_29, G_0_41, G_0_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6</text:p>
          </table:table-cell>
          <table:table-cell office:value-type="string" calcext:value-type="string">
            <text:p>G_0_1, G_0_2, G_0_3, G_0_4, G_0_16, G_0_19, G_0_21, G_0_24, G_0_32, G_0_44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7</text:p>
          </table:table-cell>
          <table:table-cell office:value-type="string" calcext:value-type="string">
            <text:p>G_0_2, G_0_14, G_0_15, G_0_16, G_0_18, G_0_21, G_0_22, G_0_23, G_0_24, G_0_30, G_0_44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8</text:p>
          </table:table-cell>
          <table:table-cell office:value-type="string" calcext:value-type="string">
            <text:p>G_0_1, G_0_2, G_0_3, G_0_4, G_0_13, G_0_14, G_0_15, G_0_16, G_0_17, G_0_19, G_0_22, G_0_23, G_0_24, G_0_30, G_0_32, G_0_41, G_0_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9</text:p>
          </table:table-cell>
          <table:table-cell office:value-type="string" calcext:value-type="string">
            <text:p>G_0_14, G_0_16, G_0_17, G_0_18, G_0_19, G_0_21, G_0_22, G_0_23, G_0_24, G_0_25, G_0_29, G_0_30, G_0_31, G_0_44, G_0_45, G_0_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0</text:p>
          </table:table-cell>
          <table:table-cell office:value-type="string" calcext:value-type="string">
            <text:p>G_0_14, G_0_15, G_0_16, G_0_18, G_0_21, G_0_24, G_0_41, G_0_44, G_0_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1</text:p>
          </table:table-cell>
          <table:table-cell office:value-type="string" calcext:value-type="string">
            <text:p>G_0_1, G_0_2, G_0_15, G_0_16, G_0_18, G_0_19, G_0_22, G_0_24, G_0_25, G_0_27, G_0_29, G_0_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2</text:p>
          </table:table-cell>
          <table:table-cell office:value-type="string" calcext:value-type="string">
            <text:p>G_0_1, G_0_2, G_0_8, G_0_9, G_0_12, G_0_15, G_0_18, G_0_21, G_0_25, G_0_26, G_0_27, G_0_29, G_0_37, G_0_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3</text:p>
          </table:table-cell>
          <table:table-cell office:value-type="string" calcext:value-type="string">
            <text:p>G_0_9, G_0_10, G_0_14, G_0_15, G_0_18, G_0_19, G_0_21, G_0_22, G_0_23, G_0_24, G_0_25, G_0_26, G_0_27, G_0_28, G_0_29, G_0_30, G_0_32, G_0_33, G_0_37, G_0_39, G_0_41, G_0_43, G_0_44, G_0_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_14</text:p>
          </table:table-cell>
          <table:table-cell office:value-type="string" calcext:value-type="string">
            <text:p>G_0_9, G_0_10, G_0_14, G_0_15, G_0_18, G_0_19, G_0_20, G_0_22, G_0_23, G_0_25, G_0_26, G_0_29, G_0_30, G_0_32, G_0_37, G_0_40, G_0_43, G_0_46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Sk</number:text>
    </number:number-style>
    <number:number-style style:name="N111"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Sk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Sk</number:text>
    </number:number-style>
    <number:number-style style:name="N114"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Sk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15P0"/>
    </number:number-style>
    <number:date-style style:name="N116">
      <number:day/>
      <number:text>.</number:text>
      <number:month/>
      <number:text>.</number:text>
      <number:year number:style="long"/>
    </number:date-style>
    <number:date-style style:name="N117">
      <number:day/>
      <number:text>.</number:text>
      <number:month number:textual="true"/>
      <number:text>.</number:text>
      <number:year/>
    </number:date-style>
    <number:date-style style:name="N118">
      <number:day/>
      <number:text>.</number:text>
      <number:month number:textual="true"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34P2" style:volatile="true">
      <number:text loext:blank-width-char="-"> </number:text>
      <number:fill-character> </number:fill-character>
      <number:text loext:blank-width-char="S2_k4_-6">- 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38P2" style:volatile="true">
      <number:text loext:blank-width-char="-"> </number:text>
      <number:fill-character> </number:fill-character>
      <number:text loext:blank-width-char="-4">- Sk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S1_k3_-5"> 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Sk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 style:data-style-name="N2" text:time-value="21:25:16.287633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0-27T20:21:09</meta:creation-date>
    <dc:date>2025-10-27T21:29:14.930781765</dc:date>
    <meta:generator>LibreOffice/24.8.7.2$Linux_X86_64 LibreOffice_project/480$Build-2</meta:generator>
    <meta:editing-duration>PT3M58S</meta:editing-duration>
    <meta:editing-cycles>1</meta:editing-cycles>
    <meta:document-statistic meta:table-count="1" meta:cell-count="210" meta:object-count="0"/>
    <meta:user-defined meta:name="AppVersion">3.1</meta:user-defined>
  </office:meta>
</office:document-meta>
</file>